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marker-start="" draw:marker-end="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7cm" svg:y1="6.8cm" svg:x2="13.8cm" svg:y2="6.8cm">
          <text:p/>
        </draw:line>
        <draw:line draw:style-name="gr1" draw:text-style-name="P1" draw:layer="layout" svg:x1="9.6cm" svg:y1="7.9cm" svg:x2="13.7cm" svg:y2="7.9cm">
          <text:p/>
        </draw:line>
        <draw:custom-shape draw:style-name="gr2" draw:text-style-name="P2" xml:id="id1" draw:id="id1" draw:layer="layout" svg:width="2cm" svg:height="2.1cm" svg:x="8.3cm" svg:y="2.3cm">
          <text:p text:style-name="P1"><text:span text:style-name="T1">xtc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cm" svg:height="2.1cm" svg:x="4cm" svg:y="2.3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3cm" svg:y1="3.35cm" svg:x2="6cm" svg:y2="3.35cm" draw:start-shape="id1" draw:start-glue-point="6" draw:end-shape="id2" draw:end-glue-point="10" svg:d="M8300 3350h-2300" svg:viewBox="0 0 2301 1">
          <text:p/>
        </draw:connector>
        <draw:frame draw:style-name="gr4" draw:text-style-name="P3" draw:layer="layout" svg:width="3cm" svg:height="0.602cm" svg:x="6.2cm" svg:y="3.3cm">
          <draw:text-box>
            <text:p><text:span text:style-name="T2">channel</text:span></text:p>
          </draw:text-box>
        </draw:frame>
        <draw:custom-shape draw:style-name="gr2" draw:text-style-name="P2" xml:id="id3" draw:id="id3" draw:layer="layout" svg:width="2cm" svg:height="2.1cm" svg:x="12.6cm" svg:y="2.3cm">
          <text:p text:style-name="P1"><text:span text:style-name="T1">m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6cm" svg:y1="3.35cm" svg:x2="10.3cm" svg:y2="3.35cm" draw:start-shape="id3" draw:start-glue-point="6" draw:end-shape="id1" draw:end-glue-point="10" svg:d="M12600 3350h-2300" svg:viewBox="0 0 2301 1">
          <text:p/>
        </draw:connector>
        <draw:frame draw:style-name="gr4" draw:text-style-name="P3" draw:layer="layout" svg:width="3cm" svg:height="0.602cm" svg:x="10.8cm" svg:y="3.3cm">
          <draw:text-box>
            <text:p><text:span text:style-name="T2">mii_if</text:span></text:p>
          </draw:text-box>
        </draw:frame>
        <draw:custom-shape draw:style-name="gr2" draw:text-style-name="P2" xml:id="id4" draw:id="id4" draw:layer="layout" svg:width="2cm" svg:height="2.1cm" svg:x="8.3cm" svg:y="6.3cm">
          <text:p text:style-name="P1"><text:span text:style-name="T1">xtc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cm" svg:height="2.1cm" svg:x="4cm" svg:y="6.3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3cm" svg:y1="7.35cm" svg:x2="6cm" svg:y2="7.35cm" draw:start-shape="id4" draw:start-glue-point="6" draw:end-shape="id5" draw:end-glue-point="10" svg:d="M8300 7350h-2300" svg:viewBox="0 0 2301 1">
          <text:p/>
        </draw:connector>
        <draw:frame draw:style-name="gr4" draw:text-style-name="P3" draw:layer="layout" svg:width="3cm" svg:height="0.602cm" svg:x="6.2cm" svg:y="7.3cm">
          <draw:text-box>
            <text:p><text:span text:style-name="T2">channel</text:span></text:p>
          </draw:text-box>
        </draw:frame>
        <draw:custom-shape draw:style-name="gr2" draw:text-style-name="P2" xml:id="id6" draw:id="id6" draw:layer="layout" svg:width="2cm" svg:height="2.1cm" svg:x="12.6cm" svg:y="6.3cm">
          <text:p text:style-name="P1"><text:span text:style-name="T1">Ethernet</text:span></text:p>
          <text:p text:style-name="P1"><text:span text:style-name="T1">m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6cm" svg:y1="7.35cm" svg:x2="10.3cm" svg:y2="7.35cm" draw:start-shape="id6" draw:start-glue-point="6" draw:end-shape="id4" draw:end-glue-point="10" svg:d="M12600 7350h-2300" svg:viewBox="0 0 2301 1">
          <text:p/>
        </draw:connector>
        <draw:frame draw:style-name="gr4" draw:text-style-name="P3" draw:layer="layout" svg:width="3cm" svg:height="0.602cm" svg:x="8.9cm" svg:y="5.1cm">
          <draw:text-box>
            <text:p><text:span text:style-name="T2">OR</text:span></text:p>
          </draw:text-box>
        </draw:frame>
        <draw:frame draw:style-name="gr4" draw:text-style-name="P3" draw:layer="layout" svg:width="3cm" svg:height="0.602cm" svg:x="10.2cm" svg:y="6.7cm">
          <draw:text-box>
            <text:p><text:span text:style-name="T2">ethernet_cfg_if</text:span></text:p>
          </draw:text-box>
        </draw:frame>
        <draw:frame draw:style-name="gr4" draw:text-style-name="P3" draw:layer="layout" svg:width="3cm" svg:height="0.602cm" svg:x="10.3cm" svg:y="7.3cm">
          <draw:text-box>
            <text:p><text:span text:style-name="T2">ethernet_tx_if</text:span></text:p>
          </draw:text-box>
        </draw:frame>
        <draw:frame draw:style-name="gr4" draw:text-style-name="P3" draw:layer="layout" svg:width="3cm" svg:height="0.602cm" svg:x="10.3cm" svg:y="7.798cm">
          <draw:text-box>
            <text:p><text:span text:style-name="T2">ethernet_rx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1-23T08:25:05.204103992</dc:date>
    <dc:creator>David Lacey</dc:creator>
    <meta:editing-duration>PT1H30M26S</meta:editing-duration>
    <meta:editing-cycles>5</meta:editing-cycles>
    <meta:generator>LibreOffice/4.2.7.2$Linux_X86_64 LibreOffice_project/420m0$Build-2</meta:generator>
    <meta:document-statistic meta:object-count="19"/>
  </office:meta>
</office:document-meta>
</file>